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7"/>
    <style:style style:name="P95" style:family="paragraph" style:parent-style-name="Standard" style:list-style-name="L8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7.8</text:p>
      <text:list xml:id="list3645905917792682260" text:style-name="L87">
        <text:list-item>
          <text:p text:style-name="P94">added visible left, top, and bottom axes to main plot (with ticks to make easier to associate timestamp with point).<text:line-break/></text:p>
        </text:list-item>
      </text:list>
      <text:p text:style-name="Standard">version 3.7.7</text:p>
      <text:list xml:id="list935115031582455562" text:style-name="L1">
        <text:list-item>
          <text:p text:style-name="P10">if timestamps are available in the csv file, they are used as x axis labels in the main plot.<text:line-break/></text:p>
        </text:list-item>
      </text:list>
      <text:p text:style-name="Standard">version 3.7.6</text:p>
      <text:list xml:id="list883735984251287762" text:style-name="L2">
        <text:list-item>
          <text:p text:style-name="P11">changed the way QMainWindow and Qapplication were referenced to accommodate the latest Anaconda version, which has reorganized where those modules are stored. </text:p>
          <text:p text:style-name="P11">This was causing a fatal startup error.<text:line-break/> </text:p>
        </text:list-item>
      </text:list>
      <text:p text:style-name="Standard">version 3.7.5</text:p>
      <text:list xml:id="list4041503587321559017" text:style-name="L3">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472657901509210069" text:style-name="L4">
        <text:list-item>
          <text:p text:style-name="P1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77012911977935977" text:style-name="L5">
        <text:list-item>
          <text:p text:style-name="P13">adds code line needed by any Mac users that are running Big Sur<text:line-break/></text:p>
        </text:list-item>
      </text:list>
      <text:p text:style-name="Standard">version 3.7.2</text:p>
      <text:list xml:id="list8491834616094928475" text:style-name="L6">
        <text:list-item>
          <text:p text:style-name="P14">fixes bug that caused all analysis attempts to 'stall'</text:p>
        </text:list-item>
      </text:list>
      <text:p text:style-name="Standard"/>
      <text:p text:style-name="Standard">version 3.7.1</text:p>
      <text:list xml:id="list1400978815959797556" text:style-name="L7">
        <text:list-item>
          <text:p text:style-name="P15">fixed a bug in the r limb angle entry<text:line-break/></text:p>
        </text:list-item>
      </text:list>
      <text:p text:style-name="Standard"><text:soft-page-break/>version 3.7.0</text:p>
      <text:list xml:id="list6469011147148053888" text:style-name="L8">
        <text:list-item>
          <text:p text:style-name="P16">adds right-click help to ast speed label giving the equation to use if asteroid speed is not available but asteroid diameter and maximum duration are specified<text:line-break/></text:p>
        </text:list-item>
        <text:list-item>
          <text:p text:style-name="P16">adds suggestion to right-click help on penumbral fit checkbox for how to find the penumbral curve csv file that is provided for practice purposes.<text:line-break/></text:p>
        </text:list-item>
      </text:list>
      <text:p text:style-name="Standard">version 3.6.8</text:p>
      <text:list xml:id="list6568245978690969457" text:style-name="L9">
        <text:list-item>
          <text:p text:style-name="P17">adds modeling of off centerline observations to lightcurve calibration curve generation<text:line-break/></text:p>
        </text:list-item>
      </text:list>
      <text:p text:style-name="Standard">version 3.6.7</text:p>
      <text:list xml:id="list6869987473875243122" text:style-name="L10">
        <text:list-item>
          <text:p text:style-name="P18">clarified the location of the Enable Manual Timestamp Entry checkbox in the pop-up message appears when there are no timestamps in the csv file.<text:line-break/></text:p>
        </text:list-item>
      </text:list>
      <text:p text:style-name="Standard">version 3.6.6</text:p>
      <text:list xml:id="list1597584824305635202" text:style-name="L11">
        <text:list-item>
          <text:p text:style-name="P1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616289178411658864" text:style-name="L12">
        <text:list-item>
          <text:p text:style-name="P2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276764613022159578" text:style-name="L13">
        <text:list-item>
          <text:p text:style-name="P21">version 3.6.2 would open .xlsx Report file on Mac, but not Windows. This version attempts to fix that (Windows needs a different command to open a file).<text:line-break/></text:p>
        </text:list-item>
      </text:list>
      <text:p text:style-name="Standard">version 3.6.2</text:p>
      <text:list xml:id="list7827497116386850544" text:style-name="L14">
        <text:list-item>
          <text:p text:style-name="P2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716939959533498027" text:style-name="L15">
        <text:list-item>
          <text:p text:style-name="P23"><text:soft-page-break/>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690531988765557156" text:style-name="L16">
        <text:list-item>
          <text:p text:style-name="P2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4"><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097069166537858467" text:style-name="L17">
        <text:list-item>
          <text:p text:style-name="P25">fixed another bug in penumbral curve fit and removed diagnostic printouts.<text:line-break/></text:p>
        </text:list-item>
      </text:list>
      <text:p text:style-name="Standard">version 3.5.8</text:p>
      <text:list xml:id="list7147723411327846111" text:style-name="L18">
        <text:list-item>
          <text:p text:style-name="P26">fixed a number of bugs in the penumbral curve fit code<text:line-break/><text:soft-page-break/></text:p>
        </text:list-item>
      </text:list>
      <text:p text:style-name="Standard">version 3.5.7</text:p>
      <text:list xml:id="list8518696494027435370" text:style-name="L19">
        <text:list-item>
          <text:p text:style-name="P2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624664887554665994" text:style-name="L20">
        <text:list-item>
          <text:p text:style-name="P2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768145133196955853" text:style-name="L21">
        <text:list-item>
          <text:p text:style-name="P2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182533355311775798" text:style-name="L22">
        <text:list-item>
          <text:p text:style-name="P3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115906509936940387" text:style-name="L23">
        <text:list-item>
          <text:p text:style-name="P3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25599419427086030" text:style-name="L24">
        <text:list-item>
          <text:p text:style-name="P3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22291391194701358" text:style-name="L25">
        <text:list-item>
          <text:p text:style-name="P33"><text:soft-page-break/>Added additional references to the North American Excel Spreadsheet report in the new section of the final report that bangs on about the start-of-exposure timing convention.<text:line-break/></text:p>
        </text:list-item>
      </text:list>
      <text:p text:style-name="Standard">version 3.5.0</text:p>
      <text:list xml:id="list3057644005232997599" text:style-name="L26">
        <text:list-item>
          <text:p text:style-name="P3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4">NEW: when 'trims' have been placed, a 'write csv' process will honor those values and produce a 'trimmed' output file.<text:line-break/></text:p>
        </text:list-item>
        <text:list-item>
          <text:p text:style-name="P34">NEW: when a light curve has been 'normalized', the changed values are written to the data table where, once again, a 'write csv' process will capture the results.<text:line-break/></text:p>
        </text:list-item>
        <text:list-item>
          <text:p text:style-name="P34">Added additional reminders that the start-of-exposure timestamp/timing convention is employed.</text:p>
        </text:list-item>
      </text:list>
      <text:p text:style-name="Standard"/>
      <text:p text:style-name="Standard">version 3.4.9</text:p>
      <text:list xml:id="list2402775033096017573" text:style-name="L27">
        <text:list-item>
          <text:p text:style-name="P35">Added some explanatory language to the “Excel report” section regarding the proper interpretation of the 'false positive probability' number.<text:line-break/></text:p>
        </text:list-item>
      </text:list>
      <text:p text:style-name="Standard">version 3.4.8</text:p>
      <text:list xml:id="list4975138684252831607" text:style-name="L28">
        <text:list-item>
          <text:p text:style-name="P36">This version deals more realistically with high magDrop lightcurves by defining a 'limiting magDrop' as: <text:line-break/><text:line-break/><text:tab/>limMagDrop = 2.5 * log10( B / std(A) ) <text:line-break/><text:line-break/><text:tab/>std(A) is the noise level of A.</text:p>
          <text:p text:style-name="P3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soft-page-break/><text:line-break/>limMagDrop values are reported with a leading &gt; symbol to signify that that value is a limMagDrop value. They are easy to spot in the report.</text:p>
        </text:list-item>
      </text:list>
      <text:p text:style-name="Standard"/>
      <text:p text:style-name="Standard">version 3.4.7</text:p>
      <text:list xml:id="list5133220456294763687" text:style-name="L29">
        <text:list-item>
          <text:p text:style-name="P37">Automatically loads the correct version of Adv2<text:line-break/></text:p>
        </text:list-item>
      </text:list>
      <text:p text:style-name="Standard">version 3.4.6</text:p>
      <text:list xml:id="list4451859079026651202" text:style-name="L30">
        <text:list-item>
          <text:p text:style-name="P38">Adds AAV Version 2 file as a type that can be read (important when Do OCR check is enabled)</text:p>
        </text:list-item>
      </text:list>
      <text:p text:style-name="Standard"/>
      <text:p text:style-name="Standard">version 3.4.5</text:p>
      <text:list xml:id="list7351895810122942835" text:style-name="L31">
        <text:list-item>
          <text:p text:style-name="P39">Fixes block integration which was failing when more than 4 lightcurves were being processed.<text:line-break/></text:p>
        </text:list-item>
        <text:list-item>
          <text:p text:style-name="P39">Made use diff and Do OCR checkboxes sticky.<text:line-break/></text:p>
        </text:list-item>
      </text:list>
      <text:p text:style-name="Standard">version 3.4.4</text:p>
      <text:list xml:id="list6365820687394806603" text:style-name="L32">
        <text:list-item>
          <text:p text:style-name="P4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764355725772705345" text:style-name="L33">
        <text:list-item>
          <text:p text:style-name="P4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420300736442029385" text:style-name="L34">
        <text:list-item>
          <text:p text:style-name="P4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23894850861585400" text:style-name="L35">
        <text:list-item>
          <text:p text:style-name="P43">Some cosmetic changes: thinner vertical thins for edge position and error bars; checkboxes to control whether the underlying lightcurve is plotted, error bars are plotted, or edges are plotted --- a cleaner plot is the major result and you have <text:soft-page-break/>better control over the 'look'<text:line-break/></text:p>
        </text:list-item>
        <text:list-item>
          <text:p text:style-name="P4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460477199958688073" text:style-name="L36">
        <text:list-item>
          <text:p text:style-name="P4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450194386185318279" text:style-name="L37">
        <text:list-item>
          <text:p text:style-name="P45">Automatically installs cv2 if not already present. <text:s/>This package is needed for the new frame view feature.<text:line-break/></text:p>
        </text:list-item>
      </text:list>
      <text:p text:style-name="Standard">version 3.3.8</text:p>
      <text:list xml:id="list5576612007836448945" text:style-name="L38">
        <text:list-item>
          <text:p text:style-name="P4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914666744053203116" text:style-name="L39">
        <text:list-item>
          <text:p text:style-name="P47">A new button (View frame) with an associated spinner for entry of a frame number has been added:</text:p>
          <text:p text:style-name="P4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text:soft-page-break/>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693838790369416704" text:style-name="L40">
        <text:list-item>
          <text:p text:style-name="P4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077496814324611709" text:style-name="L41">
        <text:list-item>
          <text:p text:style-name="P4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370095693327608129" text:style-name="L42">
        <text:list-item>
          <text:p text:style-name="P5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147097654579251742" text:style-name="L43">
        <text:list-item>
          <text:p text:style-name="P51">Adds a 'false positive' detection to the final report. <text:s/>A new plot has been added to the error bar plot. <text:s/>It shows the distribution of drop sizes (B-A) for an event of <text:soft-page-break/>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967980222238175000" text:style-name="L44">
        <text:list-item>
          <text:p text:style-name="P52">Changed main plot so that the scroll wheel only zooms the x axis.</text:p>
        </text:list-item>
        <text:list-item>
          <text:p text:style-name="P52">Changed lightcurve plot so that it conforms properly to 'start-of-exposure'.<text:line-break/></text:p>
        </text:list-item>
      </text:list>
      <text:p text:style-name="Standard">version 3.2.8</text:p>
      <text:list xml:id="list8607466575347128250" text:style-name="L45">
        <text:list-item>
          <text:p text:style-name="P53">Changed font size in help files --- it was fine for Mac but too big for Win10<text:line-break/></text:p>
        </text:list-item>
      </text:list>
      <text:p text:style-name="Standard">version 3.2.7</text:p>
      <text:list xml:id="list2435507310603831878" text:style-name="L46">
        <text:list-item>
          <text:p text:style-name="P5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538172797394303818" text:style-name="L47">
        <text:list-item>
          <text:p text:style-name="P55">This is a 'cosmetic' release --- there should be NO detectable differences from version 3.2.5 in terms of functionality.</text:p>
        </text:list-item>
        <text:list-item>
          <text:p text:style-name="P55">All python files were brought into compliance with PEP 8 coding standards. <text:s/>Only I care about that.</text:p>
        </text:list-item>
        <text:list-item>
          <text:p text:style-name="P5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5">All this 'cosmetic' work is in preparation for working on PyOTE issues again.<text:line-break/> </text:p>
        </text:list-item>
      </text:list>
      <text:p text:style-name="Standard">version 3.2.5</text:p>
      <text:list xml:id="list2476975007706037693" text:style-name="L48">
        <text:list-item>
          <text:p text:style-name="P5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699695710270888340" text:style-name="L49">
        <text:list-item>
          <text:p text:style-name="P57">Modified the test for newer version to accommodate the different strings returned by pip 18.1 and pip 19.0+</text:p>
        </text:list-item>
        <text:list-item>
          <text:p text:style-name="P57">Added ability to invoke PyOTE from PyMovie with an externally supplied csv file that is automatically opened.<text:line-break/></text:p>
        </text:list-item>
      </text:list>
      <text:p text:style-name="Standard">version 3.2.3</text:p>
      <text:list xml:id="list7534927992397943191" text:style-name="L50">
        <text:list-item>
          <text:p text:style-name="P58"><text:soft-page-break/>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8">Added support for the PyMovie csv format<text:line-break/></text:p>
        </text:list-item>
      </text:list>
      <text:p text:style-name="Standard">version 3.2.1</text:p>
      <text:list xml:id="list3668449761201590642" text:style-name="L51">
        <text:list-item>
          <text:p text:style-name="P5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974304941980639632" text:style-name="L52">
        <text:list-item>
          <text:p text:style-name="P60">Changed GUI to better align text on min max edit boxes to avoid confusion.<text:line-break/></text:p>
        </text:list-item>
      </text:list>
      <text:p text:style-name="Standard">version 3.1.9</text:p>
      <text:list xml:id="list6388532990142717581" text:style-name="L53">
        <text:list-item>
          <text:p text:style-name="P61">Fixed a bug in the test for a min/max solution search being constrained by a too large min value.<text:line-break/></text:p>
        </text:list-item>
      </text:list>
      <text:p text:style-name="Standard">version 3.1.8</text:p>
      <text:list xml:id="list4165368711147558847" text:style-name="L54">
        <text:list-item>
          <text:p text:style-name="P62">version 3.1.7 was released without an updated version history. <text:s/>Here is what was changed in 3.1.7:<text:line-break/></text:p>
        </text:list-item>
        <text:list-item>
          <text:p text:style-name="P6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575550610983363933" text:style-name="L55">
        <text:list-item>
          <text:p text:style-name="P63">Values entered in the Manual Timestamp Entry dialog box are now 'sticky', thus making corrections easy to do without requiring re-entry of all data. </text:p>
          <text:p text:style-name="P63"><text:line-break/>Also trapped is the case where a user has entered a custom frame time but <text:soft-page-break/>failed to click the radio button indicating that it is to be used.<text:line-break/></text:p>
        </text:list-item>
      </text:list>
      <text:p text:style-name="Standard">version 3.1.5:</text:p>
      <text:list xml:id="list3689920809865434431" text:style-name="L56">
        <text:list-item>
          <text:p text:style-name="P6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110747206177290681" text:style-name="L57">
        <text:list-item>
          <text:p text:style-name="P65">Fixed error in new dropped reading detection logic when light curve was processed in field mode.<text:line-break/></text:p>
        </text:list-item>
        <text:list-item>
          <text:p text:style-name="P65">Cleaned up some language in tooltips.<text:line-break/></text:p>
        </text:list-item>
      </text:list>
      <text:p text:style-name="Standard">version 3.1.3:</text:p>
      <text:list xml:id="list4648857402557978838" text:style-name="L58">
        <text:list-item>
          <text:p text:style-name="P6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6">Eliminated the 'entry num' column in the data matrix at the lower left of the GUI. The 'entry num' is unused and a possible source of confusion with the frame or field number for the unwary.<text:line-break/></text:p>
        </text:list-item>
        <text:list-item>
          <text:p text:style-name="P66">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301444995050707279" text:style-name="L59">
        <text:list-item>
          <text:p text:style-name="P6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6650380668557385114" text:style-name="L60">
        <text:list-item>
          <text:p text:style-name="P68">A convenient way to search for a 'solution' is to set a min and max event size rather than mark D and R regions. <text:s/>This is particularly useful in low snr <text:soft-page-break/>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902075783016806634" text:style-name="L61">
        <text:list-item>
          <text:p text:style-name="P6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91083283167926929" text:style-name="L62">
        <text:list-item>
          <text:p text:style-name="P7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908059280911462646" text:style-name="L63">
        <text:list-item>
          <text:p text:style-name="P7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395138268592173801" text:style-name="L64">
        <text:list-item>
          <text:p text:style-name="P7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336540028483770700" text:style-name="L65">
        <text:list-item>
          <text:p text:style-name="P73">We now disable the Accept integration button on the first left click in the light curve. <text:s/>As such a click removes the color bars that result from the automatic block integration analysis, it seems intuitive to disable the Accept integration <text:soft-page-break/>button at that time as well.<text:line-break/></text:p>
        </text:list-item>
      </text:list>
      <text:p text:style-name="Standard">version 2.1.5:</text:p>
      <text:list xml:id="list9152931455420200246" text:style-name="L66">
        <text:list-item>
          <text:p text:style-name="P74">Disable the Accept integration button when user overrides an automatic block analysis with a manual block selection followed by a click on the Block integrate button.<text:line-break/></text:p>
        </text:list-item>
      </text:list>
      <text:p text:style-name="Standard">version 2.1.4:</text:p>
      <text:list xml:id="list6559535085247167400" text:style-name="L67">
        <text:list-item>
          <text:p text:style-name="P75">Corrected a bug that kept manual selection of block integration from being performed after a refusal to accept the automatic block analysis results.<text:line-break/></text:p>
        </text:list-item>
      </text:list>
      <text:p text:style-name="Standard">version 2.1.3:</text:p>
      <text:list xml:id="list49614905188800857" text:style-name="L68">
        <text:list-item>
          <text:p text:style-name="P7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557913450843785183" text:style-name="L69">
        <text:list-item>
          <text:p text:style-name="P7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262355333482416394" text:style-name="L70">
        <text:list-item>
          <text:p text:style-name="P78">Added progress bar tracking of block integration analysis because it can take an extended amount of time to complete the analysis when the light curve has many points.<text:line-break/></text:p>
        </text:list-item>
      </text:list>
      <text:p text:style-name="Standard">version 2.1.0</text:p>
      <text:list xml:id="list4895798874536601884" text:style-name="L71">
        <text:list-item>
          <text:p text:style-name="P7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500654332341168473" text:style-name="L72">
        <text:list-item>
          <text:p text:style-name="P80">Made the selection of Tooltip display 'sticky'</text:p>
        </text:list-item>
        <text:list-item>
          <text:p text:style-name="P80">Duration calculation when D and R span midnight now handled correctly</text:p>
        </text:list-item>
      </text:list>
      <text:p text:style-name="Standard"/>
      <text:p text:style-name="Standard">version 2.0.8</text:p>
      <text:list xml:id="list5264715861542918420" text:style-name="L73">
        <text:list-item>
          <text:p text:style-name="P81">toolTips changed to invoke and display in a custom dialog box that can be moved and resized to better accommodate legacy displays</text:p>
        </text:list-item>
        <text:list-item>
          <text:p text:style-name="P81">Calc flash timing calculation fixed to properly deal with the non-integer frame numbers that can result from field processed csv files</text:p>
        </text:list-item>
        <text:list-item>
          <text:p text:style-name="P81">Flash timing has been verified to work with integrated light curves</text:p>
        </text:list-item>
        <text:list-item>
          <text:p text:style-name="P81">Made block integration 'sticky' in that a 'Start over' no longer undoes a previous block integration. As a result, once block integration has been performed after a file read, it cannot be done again; a reread of the original file is now required.<text:line-break/><text:soft-pag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454673356583582927" text:style-name="L74">
        <text:list-item>
          <text:p text:style-name="P82">Adds a button to calculate the edge position of an LED timing flash.</text:p>
        </text:list-item>
        <text:list-item>
          <text:p text:style-name="P8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2">Adds a checkbox to force manual entry of timestamp info. <text:s/>This is useful when OCR on a VTI timed light curve has catastrophic errors. <text:s/>It is always employed when using LED flash timing.</text:p>
        </text:list-item>
      </text:list>
      <text:list xml:id="list3547013134446278879" text:style-name="L75">
        <text:list-item>
          <text:p text:style-name="P8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988917334958155628" text:style-name="L76">
        <text:list-item>
          <text:p text:style-name="P8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042968732506124291" text:style-name="L77">
        <text:list-item>
          <text:p text:style-name="P85">files generated by pyote now contain PYOTE in the filename.<text:line-break/></text:p>
        </text:list-item>
        <text:list-item>
          <text:p text:style-name="P8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12558458934666748" text:style-name="L78">
        <text:list-item>
          <text:p text:style-name="P8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66980315210135020" text:style-name="L79">
        <text:list-item>
          <text:p text:style-name="P8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text:soft-page-break/></text:p>
      <text:p text:style-name="Standard">version 2.0.2</text:p>
      <text:list xml:id="list4392679244294942013" text:style-name="L80">
        <text:list-item>
          <text:p text:style-name="P8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671971713889501695" text:style-name="L81">
        <text:list-item>
          <text:p text:style-name="P89">improved handling of D and R region selection so that one cannot enter an invalid configuration --- automatic corrections/changes are applied.<text:line-break/></text:p>
        </text:list-item>
        <text:list-item>
          <text:p text:style-name="P8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165756932985756555" text:style-name="L82">
        <text:list-item>
          <text:p text:style-name="P90">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235819909305038363" text:style-name="L83">
        <text:list-item>
          <text:p text:style-name="P9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9126960438028663139" text:style-name="L84">
        <text:list-item>
          <text:p text:style-name="P92">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9082698766021927506" text:style-name="L85">
        <text:list-item>
          <text:p text:style-name="P9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868483884516497090" text:style-name="L86">
        <text:list-item>
          <text:p text:style-name="P9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7-22T19:40:26</dc:date>
    <meta:editing-cycles>123</meta:editing-cycles>
    <meta:editing-duration>PT22H48M4S</meta:editing-duration>
    <dc:creator>Robert Anderson</dc:creator>
    <meta:document-statistic meta:table-count="0" meta:image-count="3" meta:object-count="0" meta:page-count="17" meta:paragraph-count="235" meta:word-count="6683" meta:character-count="38962"/>
    <meta:template xlink:type="simple" xlink:actuate="onRequest" xlink:title="" xlink:href="Normal"/>
  </office:meta>
</office:document-meta>
</file>